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MS Mincho" svg:font-family="'MS Mincho', 'ＭＳ 明朝'" style:font-family-generic="modern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84d6b" officeooo:paragraph-rsid="00184d6b"/>
    </style:style>
    <style:style style:name="P2" style:family="paragraph" style:parent-style-name="Standard">
      <style:paragraph-properties fo:text-align="justify" style:justify-single-word="false" style:text-autospace="none"/>
      <style:text-properties officeooo:paragraph-rsid="006817ba"/>
    </style:style>
    <style:style style:name="P3" style:family="paragraph" style:parent-style-name="Standard">
      <style:paragraph-properties fo:text-align="center" style:justify-single-word="false" style:text-autospace="none"/>
      <style:text-properties officeooo:paragraph-rsid="006817ba"/>
    </style:style>
    <style:style style:name="P4" style:family="paragraph" style:parent-style-name="Standard">
      <style:paragraph-properties fo:text-align="start" style:justify-single-word="false" style:text-autospace="none"/>
      <style:text-properties officeooo:paragraph-rsid="006817ba"/>
    </style:style>
    <style:style style:name="P5" style:family="paragraph" style:parent-style-name="Standard">
      <style:text-properties officeooo:paragraph-rsid="00695df3"/>
    </style:style>
    <style:style style:name="P6" style:family="paragraph" style:parent-style-name="Standard">
      <style:text-properties officeooo:rsid="00695df3" officeooo:paragraph-rsid="00695df3"/>
    </style:style>
    <style:style style:name="P7" style:family="paragraph" style:parent-style-name="Standard">
      <style:text-properties officeooo:rsid="006b0389" officeooo:paragraph-rsid="006b0389"/>
    </style:style>
    <style:style style:name="P8" style:family="paragraph" style:parent-style-name="Standard">
      <style:text-properties officeooo:paragraph-rsid="006b0389"/>
    </style:style>
    <style:style style:name="P9" style:family="paragraph" style:parent-style-name="Standard">
      <style:text-properties officeooo:paragraph-rsid="006bc0cb"/>
    </style:style>
    <style:style style:name="P10" style:family="paragraph" style:parent-style-name="Standard">
      <style:text-properties officeooo:rsid="006bc0cb" officeooo:paragraph-rsid="006bc0cb"/>
    </style:style>
    <style:style style:name="P11" style:family="paragraph" style:parent-style-name="Table_20_Contents">
      <style:paragraph-properties fo:text-align="start" style:justify-single-word="false"/>
      <style:text-properties officeooo:paragraph-rsid="00695df3"/>
    </style:style>
    <style:style style:name="P12" style:family="paragraph" style:parent-style-name="Table_20_Contents">
      <style:paragraph-properties fo:text-align="start" style:justify-single-word="false"/>
      <style:text-properties officeooo:paragraph-rsid="006b0389"/>
    </style:style>
    <style:style style:name="P13" style:family="paragraph" style:parent-style-name="Table_20_Contents">
      <style:paragraph-properties fo:text-align="start" style:justify-single-word="false"/>
      <style:text-properties officeooo:paragraph-rsid="006bc0cb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6817ba" officeooo:paragraph-rsid="006817ba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6817ba" officeooo:paragraph-rsid="00695df3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695df3" officeooo:paragraph-rsid="00695df3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695df3" officeooo:paragraph-rsid="006bc0cb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normal" officeooo:rsid="006bc0cb" officeooo:paragraph-rsid="006bc0cb" style:font-weight-asian="normal" style:font-weight-complex="normal"/>
    </style:style>
    <style:style style:name="T1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officeooo:rsid="006817ba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officeooo:rsid="00695df3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officeooo:rsid="006bc0cb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language="pt" fo:country="BR" fo:font-style="normal" fo:font-weight="bold" officeooo:rsid="006817ba" style:font-name-asian="MS Mincho" style:font-size-asian="12pt" style:font-weight-asian="bold" style:font-name-complex="Arial" style:font-size-complex="12pt" style:language-complex="ar" style:country-complex="SA" style:font-weight-complex="bold"/>
    </style:style>
    <style:style style:name="T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817ba" style:font-name-asian="MS Mincho" style:font-size-asian="14pt" style:font-weight-asian="bold" style:font-name-complex="Arial" style:font-size-complex="14pt" style:language-complex="ar" style:country-complex="SA" style:font-weight-complex="bold"/>
    </style:style>
    <style:style style:name="T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817ba" style:font-name-asian="MS Mincho" style:font-size-asian="14pt" style:font-weight-asian="normal" style:font-name-complex="Arial" style:font-size-complex="14pt" style:language-complex="ar" style:country-complex="SA" style:font-weight-complex="normal"/>
    </style:style>
    <style:style style:name="T8" style:family="text">
      <style:text-properties fo:font-weight="bold" officeooo:rsid="006817ba" style:font-weight-asian="bold" style:font-weight-complex="bold"/>
    </style:style>
    <style:style style:name="T9" style:family="text">
      <style:text-properties fo:font-weight="bold" officeooo:rsid="00695df3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6817ba" style:font-weight-asian="normal" style:font-weight-complex="normal"/>
    </style:style>
    <style:style style:name="T12" style:family="text">
      <style:text-properties fo:font-weight="normal" officeooo:rsid="00695df3" style:font-weight-asian="normal" style:font-weight-complex="normal"/>
    </style:style>
    <style:style style:name="T13" style:family="text">
      <style:text-properties fo:font-weight="normal" officeooo:rsid="006bc0cb" style:font-weight-asian="normal" style:font-weight-complex="normal"/>
    </style:style>
    <style:style style:name="T14" style:family="text">
      <style:text-properties officeooo:rsid="00695d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2">Aluno: Iago Ortega Carmona <text:s text:c="24"/>RA: 2277980</text:span></text:span></text:p>
      <text:p text:style-name="P2"><text:span text:style-name="Strong_20_Emphasis"><text:span text:style-name="T2"/></text:span></text:p>
      <text:p text:style-name="P3"><text:span text:style-name="Strong_20_Emphasis"><text:span text:style-name="T5">Contrato de Operações</text:span></text:span></text:p>
      <text:p text:style-name="P3"><text:span text:style-name="Strong_20_Emphasis"><text:span text:style-name="T5"/></text:span></text:p>
      <text:p text:style-name="P4"><text:span text:style-name="Strong_20_Emphasis"><text:span text:style-name="T6">1. Operações </text:span></text:span><text:span text:style-name="Strong_20_Emphasis"><text:span text:style-name="T2"><text:line-break/> • verificarAlunoPagamento(cpf)<text:line-break/> • realizarPagamento(metodo)<text:line-break/> • pagarMensalidade()<text:line-break/> • procurarAluno(nome)<text:line-break/> • listAlunos()<text:line-break/> • cadastrarTreino()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6">2. Contrato de Operações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7">2.1 </text:span></text:span><text:span text:style-name="Strong_20_Emphasis"><text:span text:style-name="T2">verificarAlunoPagamento(cpf)</text:span></text:span></text:p>
      <text:p text:style-name="P4"><text:span text:style-name="Strong_20_Emphasis"><text:span text:style-name="T2"/></text:span></text:p>
      <table:table table:name="Tabela1" table:style-name="Tabela1">
        <table:table-column table:style-name="Tabela1.A"/>
        <table:table-row table:style-name="TableLine94717592945824">
          <table:table-cell table:style-name="Tabela1.A1" office:value-type="string">
            <text:p text:style-name="P14">Operação: <text:span text:style-name="Strong_20_Emphasis"><text:span text:style-name="T1">verificarAlunoPagamento()</text:span></text:span></text:p>
          </table:table-cell>
        </table:table-row>
        <table:table-row table:style-name="TableLine94717592994112">
          <table:table-cell table:style-name="Tabela1.A2" office:value-type="string">
            <text:p text:style-name="P14">Parâmetros: <text:span text:style-name="T10">cpf → Identificação do aluno</text:span></text:p>
          </table:table-cell>
        </table:table-row>
        <table:table-row table:style-name="TableLine94717592994992">
          <table:table-cell table:style-name="Tabela1.A2" office:value-type="string">
            <text:p text:style-name="P14">Referências Cruzadas: <text:span text:style-name="T10">Caso de uso: “Gerenciar Pagamentos”</text:span></text:p>
          </table:table-cell>
        </table:table-row>
        <table:table-row table:style-name="TableLine94717592995568">
          <table:table-cell table:style-name="Tabela1.A2" office:value-type="string">
            <text:p text:style-name="P14">Pré-condições: <text:span text:style-name="T10">O aluno especificado deve estar cadastrado no sistema.</text:span></text:p>
          </table:table-cell>
        </table:table-row>
        <table:table-row table:style-name="TableLine94717592996144">
          <table:table-cell table:style-name="Tabela1.A2" office:value-type="string">
            <text:p text:style-name="P14">Pós-condições: <text:span text:style-name="T10">O aluno especificado estará disponível o pagamento da mensalidade. </text:span></text:p>
          </table:table-cell>
        </table:table-row>
      </table:table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7">2.2 </text:span></text:span><text:span text:style-name="Strong_20_Emphasis"><text:span text:style-name="T2">realizarPagamento(metodo)</text:span></text:span></text:p>
      <text:p text:style-name="P4"><text:span text:style-name="Strong_20_Emphasis"><text:span text:style-name="T2"/></text:span></text:p>
      <table:table table:name="Tabela2" table:style-name="Tabela2">
        <table:table-column table:style-name="Tabela2.A"/>
        <table:table-row table:style-name="TableLine94717593001056">
          <table:table-cell table:style-name="Tabela2.A1" office:value-type="string">
            <text:p text:style-name="P15">Operação: <text:span text:style-name="Strong_20_Emphasis"><text:span text:style-name="T1">realizarPagamento(metodo)</text:span></text:span></text:p>
          </table:table-cell>
        </table:table-row>
        <table:table-row table:style-name="TableLine94717593010096">
          <table:table-cell table:style-name="Tabela2.A2" office:value-type="string">
            <text:p text:style-name="P11"><text:span text:style-name="T8">Parâmetros: </text:span><text:span text:style-name="T12">metodo</text:span><text:span text:style-name="T11"> → </text:span><text:span text:style-name="T12">metodo de pagamento desejado pelo aluno</text:span></text:p>
          </table:table-cell>
        </table:table-row>
        <table:table-row table:style-name="TableLine94717593010976">
          <table:table-cell table:style-name="Tabela2.A2" office:value-type="string">
            <text:p text:style-name="P15">Referências Cruzadas: <text:span text:style-name="T10">Caso de uso: “Gerenciar Pagamentos”</text:span></text:p>
          </table:table-cell>
        </table:table-row>
        <table:table-row table:style-name="TableLine94717593011552">
          <table:table-cell table:style-name="Tabela2.A2" office:value-type="string">
            <text:p text:style-name="P11"><text:span text:style-name="T8">Pré-condições: </text:span><text:span text:style-name="T12">Deve haver disponibilidade de pagamento da mensalidade.</text:span></text:p>
          </table:table-cell>
        </table:table-row>
        <table:table-row table:style-name="TableLine94717593012128">
          <table:table-cell table:style-name="Tabela2.A2" office:value-type="string">
            <text:p text:style-name="P11"><text:span text:style-name="T9">Pós-condições: </text:span><text:span text:style-name="T12">O pagamento estará disponível para o aluno.</text:span></text:p>
          </table:table-cell>
        </table:table-row>
      </table:table>
      <text:p text:style-name="P5"/>
      <text:p text:style-name="P5"/>
      <text:p text:style-name="P5"><text:span text:style-name="T14">2.3 </text:span><text:span text:style-name="Strong_20_Emphasis"><text:span text:style-name="T2">pagarMensalidade(</text:span></text:span><text:span text:style-name="Strong_20_Emphasis"><text:span text:style-name="T3">valor)</text:span></text:span></text:p>
      <text:p text:style-name="P6"><text:span text:style-name="Strong_20_Emphasis"><text:span text:style-name="T2"/></text:span></text:p>
      <table:table table:name="Tabela3" table:style-name="Tabela3">
        <table:table-column table:style-name="Tabela3.A"/>
        <table:table-row table:style-name="TableLine94717593017120">
          <table:table-cell table:style-name="Tabela3.A1" office:value-type="string">
            <text:p text:style-name="P11"><text:span text:style-name="T8">Operação: </text:span><text:span text:style-name="Strong_20_Emphasis"><text:span text:style-name="T2">pagarMensalidade(</text:span></text:span><text:span text:style-name="Strong_20_Emphasis"><text:span text:style-name="T3">valor)</text:span></text:span></text:p>
          </table:table-cell>
        </table:table-row>
        <table:table-row table:style-name="TableLine94717593024800">
          <table:table-cell table:style-name="Tabela3.A2" office:value-type="string">
            <text:p text:style-name="P11"><text:span text:style-name="T8">Parâmetros: </text:span><text:span text:style-name="T12">valor</text:span><text:span text:style-name="T11"> → </text:span><text:span text:style-name="T12">Valor da mensalidade do aluno</text:span></text:p>
          </table:table-cell>
        </table:table-row>
        <table:table-row table:style-name="TableLine94717593025680">
          <table:table-cell table:style-name="Tabela3.A2" office:value-type="string">
            <text:p text:style-name="P15">Referências Cruzadas: <text:span text:style-name="T10">Caso de uso: “Gerenciar Pagamentos”</text:span></text:p>
          </table:table-cell>
        </table:table-row>
        <table:table-row table:style-name="TableLine94717593026256">
          <table:table-cell table:style-name="Tabela3.A2" office:value-type="string">
            <text:p text:style-name="P11"><text:span text:style-name="T8">Pré-condições: </text:span><text:span text:style-name="T12">O pagamento deve estar disponível.</text:span></text:p>
          </table:table-cell>
        </table:table-row>
        <table:table-row table:style-name="TableLine94717593026832">
          <table:table-cell table:style-name="Tabela3.A2" office:value-type="string">
            <text:p text:style-name="P16">Pós-condições: <text:span text:style-name="T10">O status de pagamento do aluno será alterado para ‘PAGO’</text:span></text:p>
          </table:table-cell>
        </table:table-row>
      </table:table>
      <text:p text:style-name="P6"/>
      <text:p text:style-name="P6"/>
      <text:p text:style-name="P6"/>
      <text:p text:style-name="P6"><text:soft-page-break/>2.3 <text:span text:style-name="Strong_20_Emphasis"><text:span text:style-name="T2">procurarAluno(nome)</text:span></text:span></text:p>
      <text:p text:style-name="P6"><text:span text:style-name="Strong_20_Emphasis"><text:span text:style-name="T2"/></text:span></text:p>
      <table:table table:name="Tabela4" table:style-name="Tabela4">
        <table:table-column table:style-name="Tabela4.A"/>
        <table:table-row table:style-name="TableLine94717593030912">
          <table:table-cell table:style-name="Tabela4.A1" office:value-type="string">
            <text:p text:style-name="P11"><text:span text:style-name="T8">Operação: </text:span><text:span text:style-name="Strong_20_Emphasis"><text:span text:style-name="T2">procurarAluno(nome)</text:span></text:span></text:p>
          </table:table-cell>
        </table:table-row>
        <table:table-row table:style-name="TableLine94717592414224">
          <table:table-cell table:style-name="Tabela4.A2" office:value-type="string">
            <text:p text:style-name="P11"><text:span text:style-name="T8">Parâmetros: </text:span><text:span text:style-name="T12">nome</text:span><text:span text:style-name="T11"> → </text:span><text:span text:style-name="T12">nome do aluno desejado para realizar busca</text:span></text:p>
          </table:table-cell>
        </table:table-row>
        <table:table-row table:style-name="TableLine94717592414736">
          <table:table-cell table:style-name="Tabela4.A2" office:value-type="string">
            <text:p text:style-name="P11"><text:span text:style-name="T8">Referências Cruzadas: </text:span><text:span text:style-name="T11">Caso de uso: “</text:span><text:span text:style-name="T12">Gerenciar Alunos</text:span><text:span text:style-name="T11">”</text:span></text:p>
          </table:table-cell>
        </table:table-row>
        <table:table-row table:style-name="TableLine94717592411856">
          <table:table-cell table:style-name="Tabela4.A2" office:value-type="string">
            <text:p text:style-name="P11"><text:span text:style-name="T8">Pré-condições: </text:span><text:span text:style-name="T12">O aluno deve estar cadastrado no sistema.</text:span></text:p>
          </table:table-cell>
        </table:table-row>
        <table:table-row table:style-name="TableLine94717592544960">
          <table:table-cell table:style-name="Tabela4.A2" office:value-type="string">
            <text:p text:style-name="P16">Pós-condições: <text:span text:style-name="T10">O sistema retornará uma lista de alunos com o mesmo nome.</text:span></text:p>
          </table:table-cell>
        </table:table-row>
      </table:table>
      <text:p text:style-name="P5"/>
      <text:p text:style-name="P5"/>
      <text:p text:style-name="P7">2.4 <text:span text:style-name="Strong_20_Emphasis"><text:span text:style-name="T2">listAlunos()</text:span></text:span></text:p>
      <text:p text:style-name="P7"><text:span text:style-name="Strong_20_Emphasis"><text:span text:style-name="T2"/></text:span></text:p>
      <table:table table:name="Tabela5" table:style-name="Tabela5">
        <table:table-column table:style-name="Tabela5.A"/>
        <table:table-row table:style-name="TableLine94717593078432">
          <table:table-cell table:style-name="Tabela5.A1" office:value-type="string">
            <text:p text:style-name="P13"><text:span text:style-name="T8">Operação: </text:span><text:span text:style-name="Strong_20_Emphasis"><text:span text:style-name="T2">listAlunos()</text:span></text:span></text:p>
          </table:table-cell>
        </table:table-row>
        <table:table-row table:style-name="TableLine94717593095856">
          <table:table-cell table:style-name="Tabela5.A2" office:value-type="string">
            <text:p text:style-name="P12"><text:span text:style-name="T8">Referências Cruzadas: </text:span><text:span text:style-name="T11">Caso de uso: “</text:span><text:span text:style-name="T12">Gerenciar Alunos</text:span><text:span text:style-name="T11">”</text:span></text:p>
          </table:table-cell>
        </table:table-row>
        <table:table-row table:style-name="TableLine94717593096528">
          <table:table-cell table:style-name="Tabela5.A2" office:value-type="string">
            <text:p text:style-name="P12"><text:span text:style-name="T8">Pré-condições: </text:span><text:span text:style-name="T12">O aluno deve estar cadastrado no sistema.</text:span></text:p>
          </table:table-cell>
        </table:table-row>
        <table:table-row table:style-name="TableLine94717593097104">
          <table:table-cell table:style-name="Tabela5.A2" office:value-type="string">
            <text:p text:style-name="P12"><text:span text:style-name="T9">Pós-condições: </text:span><text:span text:style-name="T12">O sistema retornará uma lista </text:span><text:span text:style-name="T13">de todos os alunos cadastrados no sistema.</text:span></text:p>
          </table:table-cell>
        </table:table-row>
      </table:table>
      <text:p text:style-name="P8"/>
      <text:p text:style-name="P8"/>
      <text:p text:style-name="P10">2.5 <text:span text:style-name="Strong_20_Emphasis"><text:span text:style-name="T2">cadastrarTreino(</text:span></text:span><text:span text:style-name="Strong_20_Emphasis"><text:span text:style-name="T1">hora, data, tipo</text:span></text:span><text:span text:style-name="Strong_20_Emphasis"><text:span text:style-name="T2">)</text:span></text:span></text:p>
      <text:p text:style-name="P9"/>
      <table:table table:name="Tabela6" table:style-name="Tabela6">
        <table:table-column table:style-name="Tabela6.A"/>
        <table:table-row table:style-name="TableLine94717593102976">
          <table:table-cell table:style-name="Tabela6.A1" office:value-type="string">
            <text:p text:style-name="P13"><text:span text:style-name="T8">Operação: </text:span><text:span text:style-name="Strong_20_Emphasis"><text:span text:style-name="T2">cadastrarTreino(</text:span></text:span><text:span text:style-name="Strong_20_Emphasis"><text:span text:style-name="T4">hora, data, tipo</text:span></text:span><text:span text:style-name="Strong_20_Emphasis"><text:span text:style-name="T2">)</text:span></text:span></text:p>
          </table:table-cell>
        </table:table-row>
        <table:table-row table:style-name="TableLine94717593114864">
          <table:table-cell table:style-name="Tabela6.A2" office:value-type="string">
            <text:p text:style-name="P13"><text:span text:style-name="T8">Parâmetros: </text:span><text:span text:style-name="T13">hora</text:span><text:span text:style-name="T11"> → </text:span><text:span text:style-name="T13">horário do treino desejado pelo instrutor</text:span></text:p>
            <text:p text:style-name="P18"><text:s text:c="22"/>data → data do treino desejado pelo instrutor</text:p>
            <text:p text:style-name="P18"><text:s text:c="22"/>tipo → tipo do treino desejado pelo instrutor, sendo: boxe ou muaythai.</text:p>
          </table:table-cell>
        </table:table-row>
        <table:table-row table:style-name="TableLine94717593115600">
          <table:table-cell table:style-name="Tabela6.A2" office:value-type="string">
            <text:p text:style-name="P13"><text:span text:style-name="T8">Referências Cruzadas: </text:span><text:span text:style-name="T11">Caso de uso: “</text:span><text:span text:style-name="T12">Gerenciar </text:span><text:span text:style-name="T13">Treinos</text:span><text:span text:style-name="T11">”</text:span></text:p>
          </table:table-cell>
        </table:table-row>
        <table:table-row table:style-name="TableLine94717593116080">
          <table:table-cell table:style-name="Tabela6.A2" office:value-type="string">
            <text:p text:style-name="P13"><text:span text:style-name="T8">Pré-condições: </text:span><text:span text:style-name="T13">O instrutor estar devidamente autenticado no sistema.</text:span></text:p>
          </table:table-cell>
        </table:table-row>
        <table:table-row table:style-name="TableLine94717593116560">
          <table:table-cell table:style-name="Tabela6.A2" office:value-type="string">
            <text:p text:style-name="P17">Pós-condições: <text:span text:style-name="T13">O sistema retornará uma lista dos treinos cadastrados naquela semana.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MS Mincho" svg:font-family="'MS Mincho', 'ＭＳ 明朝'" style:font-family-generic="modern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84d6b" officeooo:paragraph-rsid="00184d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ulo Cesar Gonçalves</meta:initial-creator>
    <meta:creation-date>2014-11-06T16:16:50</meta:creation-date>
    <dc:date>2022-05-26T01:54:40.576581004</dc:date>
    <meta:editing-duration>PT22H18M47S</meta:editing-duration>
    <meta:editing-cycles>84</meta:editing-cycles>
    <meta:generator>LibreOffice/6.4.7.2$Linux_X86_64 LibreOffice_project/40$Build-2</meta:generator>
    <meta:document-statistic meta:table-count="6" meta:image-count="0" meta:object-count="0" meta:page-count="2" meta:paragraph-count="41" meta:word-count="271" meta:character-count="2207" meta:non-whitespace-character-count="1901"/>
  </office:meta>
</office:document-meta>
</file>